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7000001B7C0CCD5E5681313CC.png" manifest:media-type="image/png"/>
  <manifest:file-entry manifest:full-path="Pictures/100000000000030D000001BB7F5775B009BDA548.png" manifest:media-type="image/png"/>
  <manifest:file-entry manifest:full-path="Pictures/1000000000000309000001B9F8A9B8944F7455BE.png" manifest:media-type="image/png"/>
  <manifest:file-entry manifest:full-path="Pictures/100000000000024D0000018C758CC14530FD69C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ddd1" officeooo:paragraph-rsid="0013dd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que deve ter em um portfolio</text:p>
      <text:p text:style-name="P1"><draw:frame draw:style-name="fr1" draw:name="Figura1" text:anchor-type="char" svg:x="-0.028cm" svg:y="0.138cm" svg:width="16.531cm" svg:height="9.377cm" draw:z-index="0"><draw:image xlink:href="Pictures/100000000000030D000001BB7F5775B009BDA548.png" xlink:type="simple" xlink:show="embed" xlink:actuate="onLoad" draw:mime-type="image/png"/></draw:frame><draw:frame draw:style-name="fr1" draw:name="Figura2" text:anchor-type="char" svg:x="0.056cm" svg:y="9.749cm" svg:width="15.446cm" svg:height="8.767cm" draw:z-index="1"><draw:image xlink:href="Pictures/1000000000000309000001B9F8A9B8944F7455BE.png" xlink:type="simple" xlink:show="embed" xlink:actuate="onLoad" draw:mime-type="image/png"/></draw:frame></text:p>
      <text:p text:style-name="P1"><draw:frame draw:style-name="fr1" draw:name="Figura3" text:anchor-type="char" svg:x="-0.252cm" svg:y="12cm" svg:width="15.254cm" svg:height="8.641cm" draw:z-index="2"><draw:image xlink:href="Pictures/1000000000000307000001B7C0CCD5E5681313CC.png" xlink:type="simple" xlink:show="embed" xlink:actuate="onLoad" draw:mime-type="image/png"/></draw:frame></text:p>
      <text:p text:style-name="P1"><draw:frame draw:style-name="fr1" draw:name="Figura4" text:anchor-type="char" svg:x="-0.002cm" svg:y="-0.078cm" svg:width="12.467cm" svg:height="8.382cm" draw:z-index="3"><draw:image xlink:href="Pictures/100000000000024D0000018C758CC14530FD69C2.png" xlink:type="simple" xlink:show="embed" xlink:actuate="onLoad" draw:mime-type="image/png"/></draw:frame><text:soft-page-break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2T22:29:49.994000000</meta:creation-date>
    <dc:date>2023-02-02T22:50:32.344000000</dc:date>
    <meta:editing-duration>PT10M32S</meta:editing-duration>
    <meta:editing-cycles>1</meta:editing-cycles>
    <meta:generator>LibreOffice/7.2.6.2$Windows_X86_64 LibreOffice_project/b0ec3a565991f7569a5a7f5d24fed7f52653d754</meta:generator>
    <meta:document-statistic meta:table-count="0" meta:image-count="4" meta:object-count="0" meta:page-count="2" meta:paragraph-count="1" meta:word-count="7" meta:character-count="30" meta:non-whitespace-character-count="24"/>
  </office:meta>
</office:document-meta>
</file>